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0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rsid="001b186d" officeooo:paragraph-rsid="001b186d"/>
    </style:style>
    <style:style style:name="P5" style:family="paragraph" style:parent-style-name="Standard">
      <style:text-properties officeooo:rsid="001b186d" officeooo:paragraph-rsid="001b186d"/>
    </style:style>
    <style:style style:name="P6" style:family="paragraph" style:parent-style-name="Standard">
      <style:text-properties officeooo:rsid="001b186d" officeooo:paragraph-rsid="001cfc3f"/>
    </style:style>
    <style:style style:name="P7" style:family="paragraph" style:parent-style-name="Standard">
      <style:text-properties officeooo:paragraph-rsid="001b186d"/>
    </style:style>
    <style:style style:name="P8" style:family="paragraph" style:parent-style-name="Standard">
      <style:text-properties officeooo:rsid="001cfc3f" officeooo:paragraph-rsid="001cfc3f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 style:list-style-name="WWNum2"/>
    <style:style style:name="P11" style:family="paragraph" style:parent-style-name="Heading_20_3" style:list-style-name="WWNum2"/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rsid="001b186d" officeooo:paragraph-rsid="001b186d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1b186d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officeooo:rsid="001b186d" fo:background-color="#e8f2fe" style:font-size-asian="10pt" style:font-name-complex="Consolas1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86d" style:font-weight-asian="bold" style:font-weight-complex="bold"/>
    </style:style>
    <style:style style:name="T3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5" style:family="text">
      <style:text-properties fo:color="#000000" loext:opacity="100%" style:font-name="Consolas" fo:font-size="10pt" officeooo:rsid="001b186d" fo:background-color="#e8f2fe" loext:char-shading-value="0" style:font-size-asian="10pt" style:font-name-complex="Consolas1" style:font-size-complex="10pt"/>
    </style:style>
    <style:style style:name="T6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7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8" style:family="text">
      <style:text-properties officeooo:rsid="001b186d"/>
    </style:style>
    <style:style style:name="T9" style:family="text">
      <style:text-properties officeooo:rsid="001cfc3f"/>
    </style:style>
    <style:style style:name="T10" style:family="text">
      <style:text-properties officeooo:rsid="001e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 loext:marker-style-name="T1"><text:span text:style-name="T1">R04.02 – Qualité du dev </text:span><text:span text:style-name="T1"/></text:h>
      <text:h text:style-name="P9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4">ANDRIAMBALA Deraina</text:p>
          </table:table-cell>
        </table:table-row>
        <table:table-row table:style-name="Tableau1.1">
          <table:table-cell table:style-name="Tableau1.A1" office:value-type="string">
            <text:p text:style-name="P1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4">PONS Adrien</text:p>
          </table:table-cell>
        </table:table-row>
        <table:table-row table:style-name="Tableau1.1">
          <table:table-cell table:style-name="Tableau1.A1" office:value-type="string">
            <text:p text:style-name="P15">Nom du jeu :</text:p>
          </table:table-cell>
          <table:table-cell table:style-name="Tableau1.A1" office:value-type="string">
            <text:p text:style-name="P4">LeOnzeHeures</text:p>
          </table:table-cell>
        </table:table-row>
      </table:table>
      <text:p text:style-name="P16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13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">Url</text:p>
          </table:table-cell>
          <table:table-cell table:style-name="Tableau2.A2" office:value-type="string">
            <text:p text:style-name="P1">Quest-sme :</text:p>
            <text:p text:style-name="P1">Joueur-sme :</text:p>
            <text:p text:style-name="P1">Sint :</text:p>
            <text:p text:style-name="P1">Sapp :</text:p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User</text:p>
          </table:table-cell>
          <table:table-cell table:style-name="Tableau2.A2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3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1">Url</text:p>
          </table:table-cell>
          <table:table-cell table:style-name="Tableau3.A2" office:value-type="string">
            <text:p text:style-name="P1"/>
          </table:table-cell>
        </table:table-row>
        <table:table-row table:style-name="Tableau3.1">
          <table:table-cell table:style-name="Tableau3.A2" office:value-type="string">
            <text:p text:style-name="P1">User</text:p>
          </table:table-cell>
          <table:table-cell table:style-name="Tableau3.A2" office:value-type="string">
            <text:p text:style-name="P1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1" loext:marker-style-name="T1"><text:span text:style-name="T1">Date</text:span><text:span text:style-name="T1"/></text:p>
          </table:table-cell>
          <table:table-cell table:style-name="Tableau4.A1" office:value-type="string">
            <text:p text:style-name="P1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1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1" loext:marker-style-name="T1"><text:span text:style-name="T1">Rôle</text:span><text:span text:style-name="T1"/></text:p>
          </table:table-cell>
          <table:table-cell table:style-name="Tableau4.A1" office:value-type="string">
            <text:p text:style-name="P1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1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</table:table-row>
        <table:table-row table:style-name="Tableau4.4"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P2"/>
      <text:list text:style-name="WWNum2">
        <text:list-item>
          <text:h text:style-name="P10" text:outline-level="1">Use <text:span text:style-name="Titre_20_2_20_Car">case : </text:span><text:span text:style-name="Titre_20_2_20_Car"><text:span text:style-name="T8">Afficher questionnaire</text:span></text:span></text:h>
          <text:list>
            <text:list-item>
              <text:h text:style-name="P11" text:outline-level="3">Définition du Use case</text:h>
            </text:list-item>
          </text:list>
        </text:list-item>
      </text:list>
      <text:p text:style-name="Standard"><text:line-break/>En tant que <text:span text:style-name="T8">Système</text:span></text:p>
      <text:p text:style-name="P5">Je souhaite charger un questionnaire à partir d’un fichier csv</text:p>
      <text:p text:style-name="P5">Afin de récupérer le questionnaire pour pouvoir l’afficher</text:p>
      <text:p text:style-name="Standard"/>
      <text:p text:style-name="Standard">Les objets métiers sont : </text:p>
      <text:p text:style-name="Standard"/>
      <text:p text:style-name="Standard">-<text:span text:style-name="T8">un objet </text:span><text:span text:style-name="T2">QuestionBO</text:span><text:span text:style-name="T8"> ayant tous ces attributs de type String : </text:span></text:p>
      <text:p text:style-name="P5">1-L’id du questionnaire auquel appartient la question </text:p>
      <text:p text:style-name="P5">2-Le numéro de la question </text:p>
      <text:p text:style-name="P5">3-La langue composé de 2 caractères</text:p>
      <text:p text:style-name="P5">4-L’intitulé de la question </text:p>
      <text:p text:style-name="P5">5-La réponse </text:p>
      <text:p text:style-name="P5">6-La difficulté </text:p>
      <text:p text:style-name="P5">7-L’explication </text:p>
      <text:p text:style-name="P5">8-La référence indiquant l’url du site contenant les explications</text:p>
      <text:p text:style-name="P5"/>
      <text:p text:style-name="P7">-<text:span text:style-name="T8">un objet </text:span><text:span text:style-name="T2">QuestionDTO</text:span><text:span text:style-name="T8"> ayant les attributs suivants :</text:span></text:p>
      <text:p text:style-name="P5">1-Le numéro de la question de type entier</text:p>
      <text:p text:style-name="P5">2-La langue de type String </text:p>
      <text:p text:style-name="P5">3-L’intitulé de la question de type String (obligatoire)</text:p>
      <text:p text:style-name="P7"><text:soft-page-break/><text:span text:style-name="T8">4-La réponse de type String (obligatoire)</text:span></text:p>
      <text:p text:style-name="P5">5-La difficulté qui sera une Enumération de (Simple, Intermédiaire et Expert)</text:p>
      <text:p text:style-name="P6">6-Le nombre de fois <text:span text:style-name="T9">total</text:span> <text:span text:style-name="T9">où</text:span> la question a été posée</text:p>
      <text:p text:style-name="P6">7-Le nombre de <text:span text:style-name="T9">fois total où la question a été répondu correctement</text:span></text:p>
      <text:p text:style-name="P5"/>
      <text:p text:style-name="P7">-<text:span text:style-name="T8">un objet </text:span><text:span text:style-name="T2">QuestionnaireDTO</text:span><text:span text:style-name="T8"> comprenant :</text:span></text:p>
      <text:p text:style-name="P5">1-Le numéro du questionnaire de type entier</text:p>
      <text:p text:style-name="P5">2-une liste d’objets questions</text:p>
      <text:p text:style-name="P8">4-le nombre de fois où le questionnaire a été joué</text:p>
      <text:p text:style-name="P5"/>
      <text:p text:style-name="Standard"/>
      <text:p text:style-name="P14" loext:marker-style-name="T3"><text:span text:style-name="T3"><text:tab/></text:span><text:span text:style-name="T3"/></text:p>
      <text:list text:continue-numbering="true" text:style-name="WWNum2">
        <text:list-item>
          <text:list>
            <text:list-item>
              <text:h text:style-name="P11" text:outline-level="3">Interface de la méthode <text:span text:style-name="T8">fournirListeQuestionnaires</text:span></text:h>
            </text:list-item>
          </text:list>
        </text:list-item>
      </text:list>
      <text:p text:style-name="Standard"/>
      <text:p text:style-name="Standard">L’interface retenue est la suivante :</text:p>
      <text:p text:style-name="P18" loext:marker-style-name="T4"><text:span text:style-name="T4">Nom de la méthode : </text:span><text:span text:style-name="T5">fournirListeQuestionnaires</text:span></text:p>
      <text:p text:style-name="P3" loext:marker-style-name="T4"><text:span text:style-name="T4">Données renvoyées : </text:span><text:span text:style-name="T5">Liste d’objets de type Questionnaire</text:span></text:p>
      <text:p text:style-name="P3"><text:span text:style-name="T4">Paramètres d’entrée : </text:span><text:span text:style-name="T5">url du fichier de type String</text:span></text:p>
      <text:p text:style-name="P3"><text:span text:style-name="T6">Exceptions levées :</text:span><text:span text:style-name="T4"> </text:span></text:p>
      <text:p text:style-name="P3"><text:span text:style-name="T4">-</text:span><text:span text:style-name="T5">fichier inexistant ou inutilisable</text:span></text:p>
      <text:p text:style-name="P20">-type d’entrée incompatible</text:p>
      <text:p text:style-name="P20">-<text:span text:style-name="T10">questionnaire non valide (champ vide dans le questionnaire ou dans les questions, renvoie de résultat nulle)</text:span></text:p>
      <text:p text:style-name="P20"/>
      <text:p text:style-name="P20"/>
      <text:p text:style-name="P21" loext:marker-style-name="T4"/>
      <text:p text:style-name="P7"><text:span text:style-name="T4">Signature : </text:span><text:span text:style-name="T7">public</text:span><text:span text:style-name="T4"> </text:span><text:span text:style-name="T5">List&lt;Questionnaire&gt; fournirListeQuestionnaires (String urlFichier) 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family-generic="roman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5</meta:editing-cycles>
    <meta:print-date>2023-03-10T15:21:00</meta:print-date>
    <meta:creation-date>2024-03-06T09:16:00</meta:creation-date>
    <dc:date>2024-06-04T10:40:40.317084820</dc:date>
    <meta:editing-duration>PT2H13M42S</meta:editing-duration>
    <meta:generator>LibreOffice/7.6.6.3$Linux_X86_64 LibreOffice_project/60$Build-3</meta:generator>
    <meta:document-statistic meta:table-count="4" meta:image-count="0" meta:object-count="0" meta:page-count="3" meta:paragraph-count="63" meta:word-count="298" meta:character-count="1922" meta:non-whitespace-character-count="1673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R04.02.Dossier de conception.dotx" xlink:href=""/>
  </office:meta>
</office:document-meta>
</file>